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457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width="0.051cm" svg:stroke-color="#000000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4" style:family="graphic" style:parent-style-name="standard">
      <style:graphic-properties svg:stroke-width="0.051cm" svg:stroke-color="#3333ff" draw:marker-start-width="0.355cm" draw:marker-end-width="0.355cm" draw:fill="solid" draw:fill-color="#729fcf" draw:opacity="15%" draw:textarea-horizontal-align="justify" draw:textarea-vertical-align="middle" draw:auto-grow-height="false" fo:min-height="0.338cm" fo:min-width="3.146cm" fo:padding-top="0.15cm" fo:padding-bottom="0.15cm" fo:padding-left="0.275cm" fo:padding-right="0.275cm" draw:shadow-opacity="15%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392cm" fo:min-width="2.054cm" fo:padding-top="0.15cm" fo:padding-bottom="0.15cm" fo:padding-left="0.275cm" fo:padding-right="0.275cm" draw:shadow-opacity="15%"/>
    </style:style>
    <style:style style:name="gr16" style:family="graphic" style:parent-style-name="objectwithoutfill">
      <style:graphic-properties draw:stroke="dash" draw:stroke-dash="Dashed_20__28_var_29_" svg:stroke-width="0.051cm" svg:stroke-color="#0000ff" draw:marker-start="" draw:marker-start-width="0.457cm" draw:marker-end="Arrow" draw:marker-end-width="0.30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051cm" svg:stroke-color="#0000ff" draw:marker-start="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19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865cm"/>
      <style:paragraph-properties style:writing-mode="tb-rl"/>
    </style:style>
    <style:style style:name="gr20" style:family="graphic" style:parent-style-name="objectwithoutfill">
      <style:graphic-properties draw:stroke="dash" draw:stroke-dash="Dashed_20__28_var_29_" svg:stroke-width="0.051cm" svg:stroke-color="#0000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781cm"/>
      <style:paragraph-properties style:writing-mode="tb-rl"/>
    </style:style>
    <style:style style:name="gr22" style:family="graphic" style:parent-style-name="objectwithoutfill">
      <style:graphic-properties draw:stroke="dash" draw:stroke-dash="Dashed_20__28_var_29_" svg:stroke-width="0.051cm" svg:stroke-color="#0000ff" draw:marker-start="Symmetric_20_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Dashed_20__28_var_29_" svg:stroke-width="0.051cm" svg:stroke-color="#ff66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style:writing-mode="tb-rl"/>
      <style:text-properties fo:color="#0000ff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paragraph-properties style:writing-mode="tb-rl"/>
      <style:text-properties fo:color="#0000ff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916cm" svg:y="13.38cm">
          <text:p/>
        </draw:rect>
        <draw:rect draw:style-name="gr2" draw:text-style-name="P2" draw:layer="layout" svg:width="15.494cm" svg:height="10.311cm" svg:x="2.916cm" svg:y="2.9cm">
          <text:p/>
        </draw:rect>
        <draw:rect draw:style-name="gr3" draw:text-style-name="P4" xml:id="id1" draw:id="id1" draw:layer="layout" svg:width="2.933cm" svg:height="0.794cm" svg:x="4.44cm" svg:y="6.678cm">
          <text:p text:style-name="P3"><text:span text:style-name="T1">PktHandler</text:span></text:p>
        </draw:rect>
        <draw:ellipse draw:style-name="gr3" draw:text-style-name="P4" xml:id="id3" draw:id="id3" draw:layer="layout" svg:width="3.601cm" svg:height="3.124cm" svg:x="9.006cm" svg:y="2.956cm">
          <text:p text:style-name="P3"><text:span text:style-name="T1">Globals</text:span></text:p>
          <text:p text:style-name="P3"><text:span text:style-name="T1">(Settings5)</text:span></text:p>
          <text:p text:style-name="P3"><text:span text:style-name="T1"/></text:p>
          <text:p text:style-name="P3"><text:span text:style-name="T1">ClientList</text:span></text:p>
        </draw:ellipse>
        <draw:connector draw:style-name="gr4" draw:text-style-name="P5" draw:layer="layout" draw:type="line" svg:x1="5.906cm" svg:y1="7.472cm" svg:x2="5.896cm" svg:y2="10.52cm" draw:start-shape="id1" draw:start-glue-point="2" draw:end-shape="id2" draw:end-glue-point="0" svg:d="M5906 7472l-10 3048" svg:viewBox="0 0 11 3049">
          <text:p/>
        </draw:connector>
        <draw:connector draw:style-name="gr5" draw:text-style-name="P5" xml:id="id11" draw:id="id11" draw:layer="layout" svg:x1="5.906cm" svg:y1="6.678cm" svg:x2="9.006cm" svg:y2="4.518cm" draw:start-shape="id1" draw:start-glue-point="0" draw:end-shape="id3" draw:end-glue-point="3" svg:d="M5906 6678v-2160h3100" svg:viewBox="0 0 3101 2161">
          <text:p/>
        </draw:connector>
        <draw:connector draw:style-name="gr6" draw:text-style-name="P5" draw:layer="layout" svg:x1="13.831cm" svg:y1="11.194cm" svg:x2="7.869cm" svg:y2="11.191cm" draw:start-shape="id4" draw:start-glue-point="3" draw:end-shape="id2" draw:end-glue-point="1" svg:d="M13831 11194h-2981v-3h-2981" svg:viewBox="0 0 5963 4">
          <text:p/>
        </draw:connector>
        <draw:rect draw:style-name="gr3" draw:text-style-name="P4" xml:id="id5" draw:id="id5" draw:layer="layout" svg:width="2.134cm" svg:height="0.889cm" svg:x="12.138cm" svg:y="13.8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667cm" svg:y="13.7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24cm" svg:y="16.3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831cm" svg:y="10.7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85cm" svg:y1="11.637cm" svg:x2="13.205cm" svg:y2="13.822cm" draw:start-shape="id4" draw:start-glue-point="2" draw:end-shape="id5" draw:end-glue-point="0" svg:d="M14850 11637l-1645 2185" svg:viewBox="0 0 1646 2186">
          <text:p/>
        </draw:connector>
        <draw:connector draw:style-name="gr6" draw:text-style-name="P5" draw:layer="layout" draw:type="line" svg:x1="14.85cm" svg:y1="11.637cm" svg:x2="16.806cm" svg:y2="13.703cm" draw:start-shape="id4" draw:start-glue-point="2" draw:end-shape="id6" draw:end-glue-point="0" svg:d="M14850 11637l1956 2066" svg:viewBox="0 0 1957 2067">
          <text:p/>
        </draw:connector>
        <draw:connector draw:style-name="gr6" draw:text-style-name="P5" draw:layer="layout" svg:x1="13.205cm" svg:y1="14.711cm" svg:x2="14.24cm" svg:y2="16.732cm" draw:start-shape="id5" draw:start-glue-point="2" draw:end-shape="id7" draw:end-glue-point="3" svg:d="M13205 14711v2021h1035" svg:viewBox="0 0 1036 2022">
          <text:p/>
        </draw:connector>
        <draw:connector draw:style-name="gr6" draw:text-style-name="P5" draw:layer="layout" svg:x1="16.806cm" svg:y1="14.632cm" svg:x2="15.643cm" svg:y2="16.732cm" draw:start-shape="id6" draw:start-glue-point="2" draw:end-shape="id7" draw:end-glue-point="1" svg:d="M16806 14632v2100h-1163" svg:viewBox="0 0 1164 2101">
          <text:p/>
        </draw:connector>
        <draw:g>
          <draw:rect draw:style-name="gr3" draw:text-style-name="P4" xml:id="id2" draw:id="id2" draw:layer="layout" svg:width="3.945cm" svg:height="1.342cm" svg:x="3.924cm" svg:y="10.5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672cm 12.1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924cm" svg:y="9.8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539cm" svg:y="23.122cm">
          <text:p text:style-name="P3"><text:span text:style-name="T1">mySocket</text:span></text:p>
        </draw:rect>
        <draw:g xml:id="id13" draw:id="id13">
          <draw:rect draw:style-name="gr3" draw:text-style-name="P4" xml:id="id10" draw:id="id10" draw:layer="layout" svg:width="4.457cm" svg:height="1.328cm" svg:x="4.566cm" svg:y="17.1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557cm 18.7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566cm" svg:y="16.551cm">
            <draw:text-box>
              <text:p><text:span text:style-name="T2">Thread</text:span></text:p>
            </draw:text-box>
          </draw:frame>
        </draw:g>
        <draw:ellipse draw:style-name="gr3" draw:text-style-name="P9" xml:id="id9" draw:id="id9" draw:layer="layout" svg:width="2.621cm" svg:height="1.069cm" svg:x="5.464cm" svg:y="20.32cm">
          <text:p text:style-name="P3"><text:span text:style-name="T2">User server</text:span></text:p>
          <text:p text:style-name="P3"><text:span text:style-name="T2">socket</text:span></text:p>
        </draw:ellipse>
        <draw:connector draw:style-name="gr9" draw:text-style-name="P5" draw:layer="layout" draw:type="line" svg:x1="2.452cm" svg:y1="23.501cm" svg:x2="5.539cm" svg:y2="23.512cm" draw:end-shape="id8" draw:end-glue-point="3" svg:d="M2452 23501l3087 11" svg:viewBox="0 0 3088 12">
          <text:p/>
        </draw:connector>
        <draw:connector draw:style-name="gr5" draw:text-style-name="P5" draw:layer="layout" draw:type="line" svg:x1="5.464cm" svg:y1="20.854cm" svg:x2="2.358cm" svg:y2="20.912cm" draw:start-shape="id9" draw:start-glue-point="3" svg:d="M5464 20854l-3106 58" svg:viewBox="0 0 3107 59">
          <text:p/>
        </draw:connector>
        <draw:connector draw:style-name="gr10" draw:text-style-name="P5" draw:layer="layout" draw:type="line" svg:x1="6.742cm" svg:y1="23.122cm" svg:x2="6.774cm" svg:y2="21.389cm" draw:start-shape="id8" draw:start-glue-point="0" draw:end-shape="id9" draw:end-glue-point="2" svg:d="M6742 23122l32-1733" svg:viewBox="0 0 33 1734">
          <text:p/>
        </draw:connector>
        <draw:connector draw:style-name="gr4" draw:text-style-name="P5" draw:layer="layout" draw:type="line" svg:x1="13.831cm" svg:y1="11.194cm" svg:x2="6.794cm" svg:y2="17.183cm" draw:start-shape="id4" draw:start-glue-point="3" draw:end-shape="id10" draw:end-glue-point="0" svg:d="M13831 11194l-7037 5989" svg:viewBox="0 0 7038 5990">
          <text:p/>
        </draw:connector>
        <draw:connector draw:style-name="gr6" draw:text-style-name="P5" draw:layer="layout" svg:x1="14.941cm" svg:y1="17.087cm" svg:x2="9.023cm" svg:y2="17.847cm" draw:start-shape="id7" draw:start-glue-point="2" draw:end-shape="id10" draw:end-glue-point="1" svg:d="M14941 17087v760h-5918" svg:viewBox="0 0 5919 761">
          <text:p/>
        </draw:connector>
        <draw:frame draw:style-name="gr11" draw:text-style-name="P8" draw:layer="layout" svg:width="1.692cm" svg:height="1.031cm" svg:x="2.875cm" svg:y="23.4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983cm" svg:x1="5.906cm" svg:y1="4.518cm" svg:x2="4.566cm" svg:y2="17.847cm" draw:start-shape="id11" draw:start-glue-point="0" draw:end-shape="id10" draw:end-glue-point="3" svg:d="M5906 4518h-2824v13329h1484" svg:viewBox="0 0 2825 13330">
          <text:p/>
        </draw:connector>
        <draw:connector draw:style-name="gr5" draw:text-style-name="P5" draw:layer="layout" draw:type="line" svg:x1="15.87cm" svg:y1="11.194cm" svg:x2="18.957cm" svg:y2="11.169cm" draw:start-shape="id4" draw:start-glue-point="1" draw:end-shape="id12" svg:d="M15870 11194l3087-25" svg:viewBox="0 0 3088 26">
          <text:p/>
        </draw:connector>
        <draw:frame draw:style-name="gr12" draw:text-style-name="P10" draw:layer="layout" svg:width="2.72cm" svg:height="1.194cm" svg:x="15.625cm" svg:y="3.0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3" draw:text-style-name="P11" draw:layer="layout" svg:width="4.181cm" svg:height="1.194cm" svg:x="14.171cm" svg:y="23.2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4" draw:text-style-name="P13" draw:layer="layout" svg:width="3.696cm" svg:height="0.638cm" draw:transform="rotate (1.5707963267949) translate (1.685cm 23.963cm)">
          <text:p text:style-name="P12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12" draw:id="id12" draw:layer="layout" svg:width="2.604cm" svg:height="0.692cm" draw:transform="rotate (-1.5707963267949) translate (19.649cm 9.867cm)">
          <text:p text:style-name="P12"><text:span text:style-name="T1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curve" draw:line-skew="0.539cm" svg:x1="6.794cm" svg:y1="16.551cm" svg:x2="10.806cm" svg:y2="6.08cm" draw:start-shape="id13" draw:end-shape="id3" draw:end-glue-point="2" svg:d="M6794 16551c0-7044 4012-1809 4012-10471" svg:viewBox="0 0 4013 10472">
          <text:p/>
        </draw:connector>
        <draw:connector draw:style-name="gr17" draw:text-style-name="P5" draw:layer="layout" draw:type="curve" draw:line-skew="-0.22cm" svg:x1="9.023cm" svg:y1="17.627cm" svg:x2="12.578cm" svg:y2="5.013cm" draw:start-shape="id13" draw:start-glue-point="1" svg:d="M9023 17627c2712 0 935-12614 3555-12614" svg:viewBox="0 0 3556 12615">
          <text:p/>
        </draw:connector>
        <draw:frame draw:style-name="gr18" draw:text-style-name="P15" draw:layer="layout" svg:width="0.933cm" svg:height="3.807cm" draw:transform="rotate (2.94960643587042) translate (7.494cm 16.547cm)">
          <draw:text-box>
            <text:p text:style-name="P14"><text:span text:style-name="T5">register/unregister</text:span></text:p>
          </draw:text-box>
        </draw:frame>
        <draw:frame draw:style-name="gr18" draw:text-style-name="P15" draw:layer="layout" svg:width="0.933cm" svg:height="2.767cm" draw:transform="rotate (2.94960643587042) translate (10.83cm 17.046cm)">
          <draw:text-box>
            <text:p text:style-name="P14"><text:span text:style-name="T5">Data/packets</text:span></text:p>
          </draw:text-box>
        </draw:frame>
        <draw:frame draw:style-name="gr19" draw:text-style-name="P15" draw:layer="layout" svg:width="1.365cm" svg:height="4.33cm" draw:transform="rotate (-3.14159265358979) translate (4.602cm 16.506cm)">
          <draw:text-box>
            <text:p text:style-name="P14"><text:span text:style-name="T5">Notification (acquire/wait/release)</text:span></text:p>
          </draw:text-box>
        </draw:frame>
        <draw:line draw:style-name="gr20" draw:text-style-name="P5" draw:layer="layout" svg:x1="9.786cm" svg:y1="18.202cm" svg:x2="14.104cm" svg:y2="18.202cm">
          <text:p/>
        </draw:line>
        <draw:frame draw:style-name="gr21" draw:text-style-name="P17" draw:layer="layout" svg:width="1.281cm" svg:height="2.373cm" draw:transform="rotate (1.56014981835773) translate (10.184cm 19.23cm)">
          <draw:text-box>
            <text:p text:style-name="P16"><text:span text:style-name="T6">Commands to Nodes</text:span></text:p>
          </draw:text-box>
        </draw:frame>
        <draw:frame draw:style-name="gr18" draw:text-style-name="P19" draw:layer="layout" svg:width="0.933cm" svg:height="2.512cm" draw:transform="rotate (1.56014981835773) translate (10.824cm 10.968cm)">
          <draw:text-box>
            <text:p text:style-name="P18"><text:span text:style-name="T7">Sensor Pkts</text:span></text:p>
          </draw:text-box>
        </draw:frame>
        <draw:line draw:style-name="gr20" draw:text-style-name="P5" draw:layer="layout" svg:x1="6.23cm" svg:y1="20.32cm" svg:x2="6.23cm" svg:y2="18.511cm">
          <text:p/>
        </draw:line>
        <draw:line draw:style-name="gr22" draw:text-style-name="P5" draw:layer="layout" svg:x1="7.33cm" svg:y1="20.361cm" svg:x2="7.33cm" svg:y2="18.512cm">
          <text:p/>
        </draw:line>
        <draw:frame draw:style-name="gr18" draw:text-style-name="P15" draw:layer="layout" svg:width="0.933cm" svg:height="1.116cm" draw:transform="rotate (-3.14159265358979) translate (6.425cm 20.066cm)">
          <draw:text-box>
            <text:p text:style-name="P14"><text:span text:style-name="T5">Cmd</text:span></text:p>
          </draw:text-box>
        </draw:frame>
        <draw:frame draw:style-name="gr18" draw:text-style-name="P15" draw:layer="layout" svg:width="0.933cm" svg:height="1.116cm" svg:x="7.083cm" svg:y="18.868cm">
          <draw:text-box>
            <text:p text:style-name="P14"><text:span text:style-name="T5">Data</text:span></text:p>
          </draw:text-box>
        </draw:frame>
        <draw:polyline draw:style-name="gr23" draw:text-style-name="P5" draw:layer="layout" svg:width="6.684cm" svg:height="4.813cm" draw:transform="rotate (-3.13740386338501) translate (13.831cm 10.751cm)" svg:viewBox="0 0 6685 4814" draw:points="0,0 6685,0 6670,3556 3749,3544 3744,4814">
          <text:p/>
        </draw:polyline>
        <draw:line draw:style-name="gr24" draw:text-style-name="P5" draw:layer="layout" svg:x1="7.373cm" svg:y1="6.678cm" svg:x2="9.94cm" svg:y2="5.445cm">
          <text:p/>
        </draw:line>
        <draw:polyline draw:style-name="gr25" draw:text-style-name="P5" draw:layer="layout" svg:width="6.349cm" svg:height="12.318cm" draw:transform="rotate (-3.14159265358979) translate (9.81300000000005cm 17.383cm)" svg:viewBox="0 0 6350 12319" draw:points="0,12319 6350,12319 6350,0 5247,0">
          <text:p/>
        </draw:polyline>
        <draw:frame draw:style-name="gr18" draw:text-style-name="P15" draw:layer="layout" svg:width="0.933cm" svg:height="1.391cm" draw:transform="rotate (2.00643050809268) translate (7.984cm 6.504cm)">
          <draw:text-box>
            <text:p text:style-name="P14"><text:span text:style-name="T5">notify</text:span></text:p>
          </draw:text-box>
        </draw:frame>
        <draw:frame draw:style-name="gr26" draw:text-style-name="P8" draw:layer="layout" svg:width="1.827cm" svg:height="0.641cm" svg:x="16.517cm" svg:y="11.095cm">
          <draw:text-box>
            <text:p><text:span text:style-name="T2">pyseri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2-25T09:33:29.564901364</dc:date>
    <meta:editing-duration>PT3H2M33S</meta:editing-duration>
    <meta:editing-cycles>86</meta:editing-cycles>
    <meta:generator>LibreOffice/5.3.6.1$Linux_X86_64 LibreOffice_project/30$Build-1</meta:generator>
    <meta:document-statistic meta:object-count="54"/>
  </office:meta>
</office:document-meta>
</file>